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4.9653in" table:align="margins"/>
    </style:style>
    <style:style style:name="Table2.A" style:family="table-column">
      <style:table-column-properties style:column-width="0.3167in" style:rel-column-width="456*"/>
    </style:style>
    <style:style style:name="Table2.B" style:family="table-column">
      <style:table-column-properties style:column-width="0.3667in" style:rel-column-width="528*"/>
    </style:style>
    <style:style style:name="Table2.C" style:family="table-column">
      <style:table-column-properties style:column-width="6.6931in" style:rel-column-width="9638*"/>
    </style:style>
    <style:style style:name="Table2.D" style:family="table-column">
      <style:table-column-properties style:column-width="7.5889in" style:rel-column-width="1092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134d01"/>
    </style:style>
    <style:style style:name="P2" style:family="paragraph" style:parent-style-name="Standard">
      <style:text-properties fo:language="en" fo:country="US" officeooo:paragraph-rsid="003e08d6"/>
    </style:style>
    <style:style style:name="P3" style:family="paragraph" style:parent-style-name="Standard">
      <style:text-properties fo:language="en" fo:country="US" officeooo:paragraph-rsid="003f4636"/>
    </style:style>
    <style:style style:name="P4" style:family="paragraph" style:parent-style-name="Table_20_Contents">
      <style:text-properties fo:font-weight="bold" style:font-weight-asian="bold" style:font-weight-complex="bold" style:text-rotation-angle="90" style:text-rotation-scale="line-height"/>
    </style:style>
    <style:style style:name="P5" style:family="paragraph" style:parent-style-name="Table_20_Contents">
      <style:text-properties fo:font-weight="bold" officeooo:rsid="003e08d6" officeooo:paragraph-rsid="003e08d6" style:font-weight-asian="bold" style:font-weight-complex="bold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3e08d6" officeooo:paragraph-rsid="003e08d6" style:font-weight-asian="bold" style:font-weight-complex="bold"/>
    </style:style>
    <style:style style:name="P7" style:family="paragraph" style:parent-style-name="Table_20_Contents">
      <style:text-properties fo:language="ru" fo:country="RU" officeooo:paragraph-rsid="00134d01"/>
    </style:style>
    <style:style style:name="P8" style:family="paragraph" style:parent-style-name="Table_20_Contents">
      <style:text-properties fo:language="ru" fo:country="RU" officeooo:rsid="00182a82" officeooo:paragraph-rsid="00182a82"/>
    </style:style>
    <style:style style:name="P9" style:family="paragraph" style:parent-style-name="Table_20_Contents">
      <style:text-properties fo:language="en" fo:country="US" fo:font-weight="bold" officeooo:rsid="0012bccd" officeooo:paragraph-rsid="00134d01" style:font-weight-asian="bold" style:font-weight-complex="bold" style:text-rotation-angle="90" style:text-rotation-scale="line-height"/>
    </style:style>
    <style:style style:name="P10" style:family="paragraph" style:parent-style-name="Table_20_Contents">
      <style:text-properties fo:language="en" fo:country="US" fo:font-weight="bold" officeooo:paragraph-rsid="00134d01" style:font-weight-asian="bold" style:font-weight-complex="bold" style:text-rotation-angle="90" style:text-rotation-scale="line-height"/>
    </style:style>
    <style:style style:name="P11" style:family="paragraph" style:parent-style-name="Table_20_Contents">
      <style:text-properties fo:language="en" fo:country="US" fo:font-weight="bold" officeooo:rsid="0031cbbe" officeooo:paragraph-rsid="0031cbbe" style:font-weight-asian="bold" style:font-weight-complex="bold" style:text-rotation-angle="90" style:text-rotation-scale="line-height"/>
    </style:style>
    <style:style style:name="P12" style:family="paragraph" style:parent-style-name="Table_20_Contents">
      <style:text-properties fo:language="en" fo:country="US" officeooo:rsid="001353ff" officeooo:paragraph-rsid="001353ff"/>
    </style:style>
    <style:style style:name="P13" style:family="paragraph" style:parent-style-name="Table_20_Contents">
      <style:text-properties fo:language="en" fo:country="US" officeooo:rsid="001353ff" officeooo:paragraph-rsid="0023d004"/>
    </style:style>
    <style:style style:name="P14" style:family="paragraph" style:parent-style-name="Table_20_Contents">
      <style:text-properties fo:language="en" fo:country="US" officeooo:rsid="001353ff" officeooo:paragraph-rsid="00222b3d"/>
    </style:style>
    <style:style style:name="P15" style:family="paragraph" style:parent-style-name="Table_20_Contents">
      <style:text-properties fo:language="en" fo:country="US" officeooo:rsid="001353ff" officeooo:paragraph-rsid="0031ad7f"/>
    </style:style>
    <style:style style:name="P16" style:family="paragraph" style:parent-style-name="Table_20_Contents">
      <style:text-properties fo:language="en" fo:country="US" officeooo:rsid="001353ff" officeooo:paragraph-rsid="0024dd96"/>
    </style:style>
    <style:style style:name="P17" style:family="paragraph" style:parent-style-name="Table_20_Contents">
      <style:text-properties fo:language="en" fo:country="US" officeooo:rsid="001353ff" officeooo:paragraph-rsid="0031cbbe"/>
    </style:style>
    <style:style style:name="P18" style:family="paragraph" style:parent-style-name="Table_20_Contents">
      <style:text-properties fo:language="en" fo:country="US" officeooo:rsid="001353ff" officeooo:paragraph-rsid="0032ee3f"/>
    </style:style>
    <style:style style:name="P19" style:family="paragraph" style:parent-style-name="Table_20_Contents">
      <style:text-properties fo:language="en" fo:country="US" officeooo:rsid="0034e014" officeooo:paragraph-rsid="00182a82"/>
    </style:style>
    <style:style style:name="P20" style:family="paragraph" style:parent-style-name="Table_20_Contents">
      <style:text-properties fo:language="en" fo:country="US" officeooo:rsid="00222b3d" officeooo:paragraph-rsid="0023d004"/>
    </style:style>
    <style:style style:name="P21" style:family="paragraph" style:parent-style-name="Table_20_Contents">
      <style:text-properties fo:language="en" fo:country="US" officeooo:rsid="00222b3d" officeooo:paragraph-rsid="00222b3d"/>
    </style:style>
    <style:style style:name="P22" style:family="paragraph" style:parent-style-name="Table_20_Contents">
      <style:text-properties fo:language="en" fo:country="US" officeooo:rsid="00222b3d" officeooo:paragraph-rsid="0024dd96"/>
    </style:style>
    <style:style style:name="P23" style:family="paragraph" style:parent-style-name="Table_20_Contents">
      <style:text-properties fo:language="en" fo:country="US" officeooo:paragraph-rsid="00134d01"/>
    </style:style>
    <style:style style:name="P24" style:family="paragraph" style:parent-style-name="Table_20_Heading">
      <style:text-properties fo:language="en" fo:country="US" officeooo:paragraph-rsid="00134d01"/>
    </style:style>
    <style:style style:name="P25" style:family="paragraph" style:parent-style-name="Table_20_Heading">
      <style:paragraph-properties fo:text-align="center" style:justify-single-word="false"/>
      <style:text-properties fo:language="en" fo:country="US" officeooo:rsid="00134d01" officeooo:paragraph-rsid="00134d01"/>
    </style:style>
    <style:style style:name="P26" style:family="paragraph" style:parent-style-name="Table_20_Heading">
      <style:paragraph-properties fo:text-align="center" style:justify-single-word="false"/>
      <style:text-properties fo:language="en" fo:country="US" officeooo:paragraph-rsid="00134d01"/>
    </style:style>
    <style:style style:name="T1" style:family="text">
      <style:text-properties officeooo:rsid="00134d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2a2e" style:font-weight-asian="bold" style:font-weight-complex="bold"/>
    </style:style>
    <style:style style:name="T4" style:family="text">
      <style:text-properties fo:font-weight="bold" officeooo:rsid="002e1a29" style:font-weight-asian="bold" style:font-weight-complex="bold"/>
    </style:style>
    <style:style style:name="T5" style:family="text">
      <style:text-properties officeooo:rsid="001353ff"/>
    </style:style>
    <style:style style:name="T6" style:family="text">
      <style:text-properties fo:language="ru" fo:country="RU" officeooo:rsid="001353ff"/>
    </style:style>
    <style:style style:name="T7" style:family="text">
      <style:text-properties fo:language="ru" fo:country="RU" officeooo:rsid="00222b3d"/>
    </style:style>
    <style:style style:name="T8" style:family="text">
      <style:text-properties officeooo:rsid="001517c0"/>
    </style:style>
    <style:style style:name="T9" style:family="text">
      <style:text-properties officeooo:rsid="00181c02"/>
    </style:style>
    <style:style style:name="T10" style:family="text">
      <style:text-properties officeooo:rsid="0024dd96"/>
    </style:style>
    <style:style style:name="T11" style:family="text">
      <style:text-properties officeooo:rsid="00277a8c"/>
    </style:style>
    <style:style style:name="T12" style:family="text">
      <style:text-properties officeooo:rsid="00294049"/>
    </style:style>
    <style:style style:name="T13" style:family="text">
      <style:text-properties officeooo:rsid="002a8ed7"/>
    </style:style>
    <style:style style:name="T14" style:family="text">
      <style:text-properties officeooo:rsid="002c2a2e"/>
    </style:style>
    <style:style style:name="T15" style:family="text">
      <style:text-properties officeooo:rsid="002ffc7c"/>
    </style:style>
    <style:style style:name="T16" style:family="text">
      <style:text-properties officeooo:rsid="0031ad7f"/>
    </style:style>
    <style:style style:name="T17" style:family="text">
      <style:text-properties officeooo:rsid="0031cbbe"/>
    </style:style>
    <style:style style:name="T18" style:family="text">
      <style:text-properties officeooo:rsid="00368d3b"/>
    </style:style>
    <style:style style:name="T19" style:family="text">
      <style:text-properties officeooo:rsid="00412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усть </text:span><text:span text:style-name="T5">прочитана команда, содержащая по крайней мере один аргумент</text:span><text:span text:style-name="T1">. </text:span><text:span text:style-name="T9">PC указывает на первое слово, описывающее его.</text:span><text:span text:style-name="T1"> Что нужно сделать после этого?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36936327280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6">Read value only</text:p>
          </table:table-cell>
          <table:table-cell table:style-name="Table2.D1" office:value-type="string">
            <text:p text:style-name="P6">Read address to jump</text:p>
          </table:table-cell>
        </table:table-row>
        <table:table-row table:style-name="TableLine93836936327280">
          <table:table-cell table:style-name="Table2.A2" table:number-rows-spanned="4" office:value-type="string">
            <text:p text:style-name="P5">Addressing</text:p>
          </table:table-cell>
          <table:table-cell table:style-name="Table2.A2" office:value-type="string">
            <text:p text:style-name="P5">Constant</text:p>
          </table:table-cell>
          <table:table-cell table:style-name="Table2.C5" office:value-type="string">
            <text:p text:style-name="P12">Address Bus := PC, Mode := Read, <text:span text:style-name="T8">PC++</text:span></text:p>
            <text:p text:style-name="P12">TICK</text:p>
            <text:p text:style-name="P12">Reg A := Data Bus</text:p>
          </table:table-cell>
          <table:table-cell table:style-name="Table2.D2" office:value-type="string">
            <text:p text:style-name="P13">Address Bus := PC, Mode := Read, <text:span text:style-name="T12">(</text:span><text:span text:style-name="T8">PC++</text:span><text:span text:style-name="T12">)</text:span></text:p>
            <text:p text:style-name="P20">TICK</text:p>
            <text:p text:style-name="P20"><text:span text:style-name="T11">PC </text:span>:= Data Bus</text:p>
          </table:table-cell>
        </table:table-row>
        <table:table-row table:style-name="TableLine93836936327280">
          <table:covered-table-cell/>
          <table:table-cell table:style-name="Table2.A2" office:value-type="string">
            <text:p text:style-name="P5">Register</text:p>
          </table:table-cell>
          <table:table-cell table:style-name="Table2.C5" office:value-type="string">
            <text:p text:style-name="P12">Address Bus := PC, Mode := Read, <text:span text:style-name="T8">PC++</text:span></text:p>
            <text:p text:style-name="P12">TICK</text:p>
            <text:p text:style-name="P12">Reg A := <text:span text:style-name="T15">Reg[</text:span>Data Bus<text:span text:style-name="T15">]</text:span></text:p>
          </table:table-cell>
          <table:table-cell table:style-name="Table2.D3" office:value-type="string">
            <text:p text:style-name="P14">Address Bus := PC, Mode := Read, <text:span text:style-name="T12">(</text:span><text:span text:style-name="T8">PC++</text:span><text:span text:style-name="T12">)</text:span></text:p>
            <text:p text:style-name="P21">TICK</text:p>
            <text:p text:style-name="P21"><text:span text:style-name="T11">PC</text:span> := Reg[Data Bus]</text:p>
          </table:table-cell>
        </table:table-row>
        <table:table-row table:style-name="TableLine93836936327280">
          <table:covered-table-cell/>
          <table:table-cell table:style-name="Table2.A2" office:value-type="string">
            <text:p text:style-name="P5">Direct</text:p>
          </table:table-cell>
          <table:table-cell table:style-name="Table2.C5" office:value-type="string">
            <text:p text:style-name="P15">Address Bus := PC, Mode := Read, <text:span text:style-name="T8">PC++</text:span></text:p>
            <text:p text:style-name="P15">TICK</text:p>
            <text:p text:style-name="P15">Address Bus := <text:span text:style-name="T16">Data Bus</text:span>, Mode := Read</text:p>
            <text:p text:style-name="P15">TICK</text:p>
            <text:p text:style-name="P15">Reg A := Data Bus</text:p>
          </table:table-cell>
          <table:table-cell table:style-name="Table2.D4" office:value-type="string">
            <text:p text:style-name="P16">Address Bus := PC, Mode := Read, <text:span text:style-name="T13">(</text:span><text:span text:style-name="T8">PC++</text:span><text:span text:style-name="T13">)</text:span></text:p>
            <text:p text:style-name="P22">TICK</text:p>
            <text:p text:style-name="P16">Address Bus := <text:span text:style-name="T10">Data Bus</text:span>, Mode := Read</text:p>
            <text:p text:style-name="P22">TICK</text:p>
            <text:p text:style-name="P22"><text:span text:style-name="T11">PC</text:span> := Data Bus</text:p>
          </table:table-cell>
        </table:table-row>
        <table:table-row table:style-name="TableLine93836936327280">
          <table:covered-table-cell/>
          <table:table-cell table:style-name="Table2.A2" office:value-type="string">
            <text:p text:style-name="P5">Register Indirect</text:p>
          </table:table-cell>
          <table:table-cell table:style-name="Table2.C5" office:value-type="string">
            <text:p text:style-name="P17">Address Bus := PC, Mode := Read, <text:span text:style-name="T8">PC++</text:span></text:p>
            <text:p text:style-name="P17">TICK</text:p>
            <text:p text:style-name="P17">Address Bus := <text:span text:style-name="T17">Reg[Data Bus]</text:span>, Mode := Read</text:p>
            <text:p text:style-name="P18">TICK</text:p>
            <text:p text:style-name="P18">Reg A := Data Bus</text:p>
          </table:table-cell>
          <table:table-cell table:style-name="Table2.D5" office:value-type="string">
            <text:p text:style-name="P16">Address Bus := PC, Mode := Read, <text:span text:style-name="T13">(</text:span><text:span text:style-name="T8">PC++</text:span><text:span text:style-name="T13">)</text:span></text:p>
            <text:p text:style-name="P22">TICK</text:p>
            <text:p text:style-name="P16">Address Bus := <text:span text:style-name="T18">Reg[</text:span><text:span text:style-name="T10">Data Bus</text:span><text:span text:style-name="T18">]</text:span>, Mode := Read</text:p>
            <text:p text:style-name="P22">TICK</text:p>
            <text:p text:style-name="P22"><text:span text:style-name="T11">PC</text:span> := Data Bus</text:p>
          </table:table-cell>
        </table:table-row>
      </table:table>
      <text:p text:style-name="P3"/>
      <text:p text:style-name="P3"><text:span text:style-name="T14">Если полученная команда – </text:span><text:span text:style-name="T3">команда условного прыжка, и условие не выполнено</text:span><text:span text:style-name="T14">, нужно сразу перейти к чтению следующей команды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01:42:55.523608756</meta:creation-date>
    <dc:date>2021-06-13T23:01:07.657583448</dc:date>
    <meta:editing-duration>PT18H54M29S</meta:editing-duration>
    <meta:editing-cycles>40</meta:editing-cycles>
    <meta:generator>LibreOffice/7.1.3.2$Linux_X86_64 LibreOffice_project/10$Build-2</meta:generator>
    <meta:document-statistic meta:table-count="1" meta:image-count="0" meta:object-count="0" meta:page-count="1" meta:paragraph-count="41" meta:word-count="195" meta:character-count="995" meta:non-whitespace-character-count="840"/>
  </office:meta>
</office:document-meta>
</file>